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909b4"/>
    </style:style>
    <style:style style:name="P2" style:family="paragraph" style:parent-style-name="Standard">
      <style:text-properties officeooo:paragraph-rsid="000a1607"/>
    </style:style>
    <style:style style:name="P3" style:family="paragraph" style:parent-style-name="Standard">
      <style:text-properties officeooo:paragraph-rsid="000cfb6a"/>
    </style:style>
    <style:style style:name="P4" style:family="paragraph" style:parent-style-name="Standard">
      <style:text-properties officeooo:paragraph-rsid="000e9827"/>
    </style:style>
    <style:style style:name="P5" style:family="paragraph" style:parent-style-name="Standard">
      <style:text-properties officeooo:paragraph-rsid="000f4957"/>
    </style:style>
    <style:style style:name="P6" style:family="paragraph" style:parent-style-name="Standard">
      <style:text-properties officeooo:paragraph-rsid="001153d3"/>
    </style:style>
    <style:style style:name="P7" style:family="paragraph" style:parent-style-name="Standard">
      <style:text-properties officeooo:paragraph-rsid="00134c01"/>
    </style:style>
    <style:style style:name="P8" style:family="paragraph" style:parent-style-name="Standard">
      <style:text-properties officeooo:paragraph-rsid="00139e2a"/>
    </style:style>
    <style:style style:name="P9" style:family="paragraph" style:parent-style-name="Standard">
      <style:text-properties officeooo:paragraph-rsid="0016f93a"/>
    </style:style>
    <style:style style:name="P10" style:family="paragraph" style:parent-style-name="Standard">
      <style:text-properties officeooo:paragraph-rsid="001ad30e"/>
    </style:style>
    <style:style style:name="P11" style:family="paragraph" style:parent-style-name="Standard">
      <style:text-properties officeooo:paragraph-rsid="001b8578"/>
    </style:style>
    <style:style style:name="P12" style:family="paragraph" style:parent-style-name="Standard">
      <style:text-properties officeooo:paragraph-rsid="001ea293"/>
    </style:style>
    <style:style style:name="P13" style:family="paragraph" style:parent-style-name="Standard">
      <style:text-properties officeooo:paragraph-rsid="00209874"/>
    </style:style>
    <style:style style:name="P14" style:family="paragraph" style:parent-style-name="Standard">
      <style:text-properties officeooo:paragraph-rsid="0021f13d"/>
    </style:style>
    <style:style style:name="P15" style:family="paragraph" style:parent-style-name="Standard">
      <style:text-properties officeooo:paragraph-rsid="0022b064"/>
    </style:style>
    <style:style style:name="P16" style:family="paragraph" style:parent-style-name="Standard">
      <style:text-properties officeooo:paragraph-rsid="00245fe2"/>
    </style:style>
    <style:style style:name="P17" style:family="paragraph" style:parent-style-name="Standard">
      <style:text-properties officeooo:paragraph-rsid="00265881"/>
    </style:style>
    <style:style style:name="P18" style:family="paragraph" style:parent-style-name="Standard">
      <style:text-properties officeooo:paragraph-rsid="0026ef39"/>
    </style:style>
    <style:style style:name="P19" style:family="paragraph" style:parent-style-name="Standard">
      <style:text-properties officeooo:paragraph-rsid="00272528"/>
    </style:style>
    <style:style style:name="P20" style:family="paragraph" style:parent-style-name="Standard">
      <style:text-properties officeooo:paragraph-rsid="00273aa9"/>
    </style:style>
    <style:style style:name="P21" style:family="paragraph" style:parent-style-name="Standard">
      <style:text-properties officeooo:paragraph-rsid="0027684c"/>
    </style:style>
    <style:style style:name="P22" style:family="paragraph" style:parent-style-name="Standard">
      <style:text-properties officeooo:paragraph-rsid="002a64f6"/>
    </style:style>
    <style:style style:name="P23" style:family="paragraph" style:parent-style-name="Standard">
      <style:text-properties officeooo:paragraph-rsid="002b8632"/>
    </style:style>
    <style:style style:name="P24" style:family="paragraph" style:parent-style-name="Standard">
      <style:text-properties officeooo:paragraph-rsid="002b879d"/>
    </style:style>
    <style:style style:name="P25" style:family="paragraph" style:parent-style-name="Standard">
      <style:text-properties officeooo:paragraph-rsid="002ccc0a"/>
    </style:style>
    <style:style style:name="P26" style:family="paragraph" style:parent-style-name="Standard">
      <style:text-properties officeooo:paragraph-rsid="002dabb9"/>
    </style:style>
    <style:style style:name="T1" style:family="text">
      <style:text-properties officeooo:rsid="000909b4"/>
    </style:style>
    <style:style style:name="T2" style:family="text">
      <style:text-properties officeooo:rsid="000a1607"/>
    </style:style>
    <style:style style:name="T3" style:family="text">
      <style:text-properties officeooo:rsid="000b5461"/>
    </style:style>
    <style:style style:name="T4" style:family="text">
      <style:text-properties officeooo:rsid="000cfb6a"/>
    </style:style>
    <style:style style:name="T5" style:family="text">
      <style:text-properties officeooo:rsid="000e9827"/>
    </style:style>
    <style:style style:name="T6" style:family="text">
      <style:text-properties officeooo:rsid="000f4957"/>
    </style:style>
    <style:style style:name="T7" style:family="text">
      <style:text-properties officeooo:rsid="001153d3"/>
    </style:style>
    <style:style style:name="T8" style:family="text">
      <style:text-properties officeooo:rsid="00134c01"/>
    </style:style>
    <style:style style:name="T9" style:family="text">
      <style:text-properties officeooo:rsid="00139e2a"/>
    </style:style>
    <style:style style:name="T10" style:family="text">
      <style:text-properties officeooo:rsid="00142d3a"/>
    </style:style>
    <style:style style:name="T11" style:family="text">
      <style:text-properties officeooo:rsid="00168131"/>
    </style:style>
    <style:style style:name="T12" style:family="text">
      <style:text-properties officeooo:rsid="0016f93a"/>
    </style:style>
    <style:style style:name="T13" style:family="text">
      <style:text-properties officeooo:rsid="0016f93a" fo:background-color="#ff0000"/>
    </style:style>
    <style:style style:name="T14" style:family="text">
      <style:text-properties officeooo:rsid="0016f93a" fo:background-color="#000000"/>
    </style:style>
    <style:style style:name="T15" style:family="text">
      <style:text-properties officeooo:rsid="0016f93a" fo:background-color="#ffffff"/>
    </style:style>
    <style:style style:name="T16" style:family="text">
      <style:text-properties fo:color="#ff0000" officeooo:rsid="0016f93a" fo:background-color="#ffffff"/>
    </style:style>
    <style:style style:name="T17" style:family="text">
      <style:text-properties officeooo:rsid="0018d683"/>
    </style:style>
    <style:style style:name="T18" style:family="text">
      <style:text-properties officeooo:rsid="00190d48"/>
    </style:style>
    <style:style style:name="T19" style:family="text">
      <style:text-properties officeooo:rsid="001ad30e"/>
    </style:style>
    <style:style style:name="T20" style:family="text">
      <style:text-properties officeooo:rsid="001b8578"/>
    </style:style>
    <style:style style:name="T21" style:family="text">
      <style:text-properties officeooo:rsid="001ea293"/>
    </style:style>
    <style:style style:name="T22" style:family="text">
      <style:text-properties officeooo:rsid="00209874"/>
    </style:style>
    <style:style style:name="T23" style:family="text">
      <style:text-properties officeooo:rsid="0021f13d"/>
    </style:style>
    <style:style style:name="T24" style:family="text">
      <style:text-properties officeooo:rsid="0022b064"/>
    </style:style>
    <style:style style:name="T25" style:family="text">
      <style:text-properties officeooo:rsid="00237a75"/>
    </style:style>
    <style:style style:name="T26" style:family="text">
      <style:text-properties officeooo:rsid="00245fe2"/>
    </style:style>
    <style:style style:name="T27" style:family="text">
      <style:text-properties officeooo:rsid="00265881"/>
    </style:style>
    <style:style style:name="T28" style:family="text">
      <style:text-properties officeooo:rsid="0026ef39"/>
    </style:style>
    <style:style style:name="T29" style:family="text">
      <style:text-properties officeooo:rsid="00272528"/>
    </style:style>
    <style:style style:name="T30" style:family="text">
      <style:text-properties officeooo:rsid="00273aa9"/>
    </style:style>
    <style:style style:name="T31" style:family="text">
      <style:text-properties officeooo:rsid="0027684c"/>
    </style:style>
    <style:style style:name="T32" style:family="text">
      <style:text-properties officeooo:rsid="002a64f6"/>
    </style:style>
    <style:style style:name="T33" style:family="text">
      <style:text-properties officeooo:rsid="002b8632"/>
    </style:style>
    <style:style style:name="T34" style:family="text">
      <style:text-properties officeooo:rsid="002b879d"/>
    </style:style>
    <style:style style:name="T35" style:family="text">
      <style:text-properties officeooo:rsid="002ccc0a"/>
    </style:style>
    <style:style style:name="T36" style:family="text">
      <style:text-properties officeooo:rsid="002dabb9"/>
    </style:style>
    <text:list-style style:name="L1">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8">7. </text:span><text:span text:style-name="T2">Linux文件与目录管理</text:span></text:p>
      <text:p text:style-name="P2"><text:span text:style-name="T2"><text:tab/>cd：change directory<text:tab/></text:span></text:p>
      <text:p text:style-name="P2"><text:span text:style-name="T2"><text:tab/>pwd：</text:span></text:p>
      <text:p text:style-name="P2"><text:span text:style-name="T2"><text:tab/>mkdir：</text:span></text:p>
      <text:p text:style-name="P2"><text:span text:style-name="T2"><text:tab/>rmdir：删除一个空目录</text:span></text:p>
      <text:p text:style-name="P2"><text:span text:style-name="T2"/></text:p>
      <text:p text:style-name="P2"><text:span text:style-name="T2">执行文件路径的变量</text:span><text:span text:style-name="T3">：$PATH</text:span></text:p>
      <text:p text:style-name="P2"><text:span text:style-name="T3"><text:tab/>echo $PATH，PATH前加$表示后面接的是变量。一般用户和root账户显示的PATH会不一样。每个目录中间用</text:span><text:span text:style-name="T4">：隔开。</text:span></text:p>
      <text:p text:style-name="P2"><text:span text:style-name="T3"><text:tab/></text:span></text:p>
      <text:p text:style-name="P3"><text:span text:style-name="T3"><text:tab/></text:span><text:span text:style-name="T4">假设你是 root,如果你将 ls 由/bin/ls 移动成为/root/ls（可用mv /bin/ls /root指令达成），然后你自己本身也在/root 目录下，请问（1）你能不能直接输入 ls来执行？（2）若不能，你该如何执行 ls 这个指令?（3）若要直接输入 ls 即可执行,又该如何进行？</text:span></text:p>
      <text:p text:style-name="P4"><text:span text:style-name="T5"><text:tab/>mv /bin/ls /root</text:span></text:p>
      <text:p text:style-name="P5"><text:span text:style-name="T5"><text:tab/>（1）接下来不论你在那个目录底下输入任何不 ls 相关的指令</text:span><text:span text:style-name="T6">，</text:span><text:span text:style-name="T5">都没有办法顺利的执行ls了</text:span><text:span text:style-name="T6">！</text:span><text:span text:style-name="T5">也就是说</text:span><text:span text:style-name="T6">，</text:span><text:span text:style-name="T5">你不能直接输</text:span><text:span text:style-name="T6">入</text:span><text:span text:style-name="T5">ls来执行</text:span><text:span text:style-name="T6">，</text:span><text:span text:style-name="T5">因为/root 这个目录并不在PATH指定的目录中</text:span><text:span text:style-name="T6">，所以，即使你在/root目录下，也不能够搜寻到 ls 这个指令！</text:span></text:p>
      <text:p text:style-name="P5"><text:span text:style-name="T6"><text:tab/>（2）因为这个 ls 确实存在于/root 底下,幵不是被删除了！所以我们可以透过使用绝对路径或者是相对路径直接指定这个执行档档名, 底下的两个方法都能够执行ls这个指令：</text:span></text:p>
      <text:p text:style-name="P5"><text:span text:style-name="T6"><text:tab/>/root/ls &lt;==直接用绝对路径指定该文件名</text:span></text:p>
      <text:p text:style-name="P5"><text:span text:style-name="T6"><text:tab/>./ls &lt;==因为在 /root目录下，就用./ls来指定</text:span></text:p>
      <text:p text:style-name="P5"><text:span text:style-name="T6"><text:tab/>（3）如果想要让 root 在任何目录均可执行/root 底下的ls，那么就将/root 加入 PATH 当中即可。</text:span></text:p>
      <text:p text:style-name="P5"><text:span text:style-name="T6">PATH="$PATH":/root</text:span></text:p>
      <text:p text:style-name="P5"><text:span text:style-name="T6"><text:tab/>有两个 ls 指令在不同的目录中，就找出 PATH 里面哪个目录先被查询，则那个目录下的指令就会被先执行了！</text:span></text:p>
      <text:p text:style-name="P5"><text:span text:style-name="T6"/></text:p>
      <text:p text:style-name="P6"><text:span text:style-name="T6"><text:tab/>不</text:span><text:span text:style-name="T7">同身份使用者预设的PATH不同，默人能够随意执行的指令也不同（如 root与vbird）</text:span></text:p>
      <text:p text:style-name="P8"><text:span text:style-name="T6"><text:tab/>使用绝对路径或相对路径直接指定某个指令的文件名来执行，会比搜寻PATH来的正确。</text:span></text:p>
      <text:p text:style-name="P8"><text:span text:style-name="T6"/></text:p>
      <text:p text:style-name="P8"><text:span text:style-name="T9">11. </text:span><text:span text:style-name="T8">认识与学习bash</text:span></text:p>
      <text:p text:style-name="P13"><text:span text:style-name="T8">环境变量</text:span></text:p>
      <text:p text:style-name="P13"><text:span text:style-name="T8"><text:s text:c="7"/>用env或</text:span><text:span text:style-name="T22">export</text:span><text:span text:style-name="T8">查看环境变量</text:span></text:p>
      <text:p text:style-name="P14"><text:span text:style-name="T8"><text:s text:c="7"/></text:span><text:span text:style-name="T23">HOME：用户的主文件夹。cd ～或cd回到用户主文件夹。</text:span></text:p>
      <text:p text:style-name="P14"><text:span text:style-name="T23"><text:s text:c="7"/>SHELL：</text:span></text:p>
      <text:p text:style-name="P14"><text:span text:style-name="T23"><text:s text:c="7"/>HISTSIZE：</text:span></text:p>
      <text:p text:style-name="P14"><text:span text:style-name="T23"><text:s text:c="7"/>MAIL：</text:span></text:p>
      <text:p text:style-name="P14"><text:span text:style-name="T23"><text:s text:c="7"/>PATH：执行文件的查找路径，目录与目录中间以（：）分隔。目录的顺序。</text:span></text:p>
      <text:p text:style-name="P14"><text:span text:style-name="T23"><text:s text:c="7"/>LANG：语系数据。</text:span></text:p>
      <text:p text:style-name="P14"><text:span text:style-name="T23"><text:s text:c="7"/></text:span><text:span text:style-name="T24">RANDOM：echo $ RANDOM。declare</text:span></text:p>
      <text:p text:style-name="P14"><text:span text:style-name="T23"><text:s text:c="7"/>用set查看所有变量</text:span><text:span text:style-name="T24">（包括环境，自定义变量）</text:span><text:span text:style-name="T23"><text:tab/></text:span><text:span text:style-name="T8"><text:tab/><text:tab/></text:span></text:p>
      <text:p text:style-name="P15"><text:span text:style-name="T24">用{大写的字母}来设定的变量一般为系统内定需要的变量</text:span></text:p>
      <text:p text:style-name="P15"><text:span text:style-name="T24"><text:s text:c="8"/>PS1 命令提示字符 <text:s/>当我们每次按下[Enter]按键去执行某个指令后，最后要再次出现提示字符时，就会主动去读取这个变量值了。</text:span></text:p>
      <text:p text:style-name="P15"><text:span text:style-name="T24"/></text:p>
      <text:p text:style-name="P15"><text:span text:style-name="T24">o \d ：可显示出 星期 月 日 的日期格式，如：“Mon Feb 2”</text:span></text:p>
      <text:p text:style-name="P15"><text:span text:style-name="T24">o \H：完整癿主机名。丼例杢说,鸟哥癿练习机为『www.vbird.tsai』</text:span></text:p>
      <text:p text:style-name="P15"><text:span text:style-name="T24">o \h ：仅取主机名在第一个小数点之前的名字，如鸟哥主机则为www，后面省略</text:span></text:p>
      <text:p text:style-name="P15"><text:span text:style-name="T24">o \t <text:s/>：显示时间，为24小时格式的HH:MM:SS</text:span></text:p>
      <text:p text:style-name="P15"><text:span text:style-name="T24">o \T：显示时间，为12小时格式的HH:MM:SS</text:span></text:p>
      <text:p text:style-name="P15"><text:soft-page-break/><text:span text:style-name="T24">o \A </text:span><text:span text:style-name="T25">：</text:span><text:span text:style-name="T24">显示时间</text:span><text:span text:style-name="T25">，</text:span><text:span text:style-name="T24">为 24 小时格式的HH:MM</text:span></text:p>
      <text:p text:style-name="P15"><text:span text:style-name="T24">o \@</text:span><text:span text:style-name="T25">：</text:span><text:span text:style-name="T24">显示时间</text:span><text:span text:style-name="T25">，</text:span><text:span text:style-name="T24">为 12 小时格式的am/pm样式</text:span></text:p>
      <text:p text:style-name="P15"><text:span text:style-name="T24">o \u <text:s/></text:span><text:span text:style-name="T25">：</text:span><text:span text:style-name="T24">目前使用者癿账号名称</text:span><text:span text:style-name="T25">，</text:span><text:span text:style-name="T24">如root</text:span></text:p>
      <text:p text:style-name="P16"><text:span text:style-name="T26">o \v <text:s/>：BASH的版本信息，如鸟哥的测试主板本为 3.2.25(1),仅取3.2显示</text:span></text:p>
      <text:p text:style-name="P16"><text:span text:style-name="T26">o \w ：完整的工作目录名称,由根目录写起的目录名称。但家目录会以 ~ 替代;</text:span></text:p>
      <text:p text:style-name="P16"><text:span text:style-name="T26">o \W ：利用 basename 函数取得工作目录名称，所以仅会列出最后一个目录名。</text:span></text:p>
      <text:p text:style-name="P16"><text:span text:style-name="T26">o \# <text:s/>：下达的第几个指令。</text:span></text:p>
      <text:p text:style-name="P16"><text:span text:style-name="T26">o \$ <text:s/>：提示字符，如果是 root 时，提示字符为 # ，否则就是 $ 啰~</text:span></text:p>
      <text:p text:style-name="P15"><text:span text:style-name="T24"/></text:p>
      <text:p text:style-name="P17"><text:span text:style-name="T27">$</text:span><text:span text:style-name="T28">：</text:span><text:span text:style-name="T27">（关于本 shell 的PID）</text:span></text:p>
      <text:p text:style-name="P18"><text:span text:style-name="T27">目前这个 Shell 的线程代号，PID （Process ID）</text:span><text:span text:style-name="T28">。想要知道我们的shell的PID，就可以用： echo $$ 即可，出现的数字就是你的PID号码。</text:span></text:p>
      <text:p text:style-name="P18"><text:span text:style-name="T28"/></text:p>
      <text:p text:style-name="P18"><text:span text:style-name="T28">？：关于上个执行指令的回传值</text:span></text:p>
      <text:p text:style-name="P18"><text:span text:style-name="T28">上一个执行的指令所回传的值。当我们执行某些指令时，这些指令都会回传一个执行后的代码。一般来说，如果成功的执行该指令，则会回传一个 0 值，如果执行过程发生错误，就会回传 错误代码！一般就是以非</text:span></text:p>
      <text:p text:style-name="P18"><text:span text:style-name="T28">0的数值来取代</text:span></text:p>
      <text:p text:style-name="P15"><text:span text:style-name="T24"/></text:p>
      <text:p text:style-name="P15"/>
      <text:p text:style-name="P15"><text:span text:style-name="T24"/></text:p>
      <text:p text:style-name="P15"><text:span text:style-name="T24">b</text:span><text:span text:style-name="T1">ash环境的配置文件</text:span></text:p>
      <text:p text:style-name="P15"><text:span text:style-name="T1"/></text:p>
      <text:p text:style-name="P15"><text:span text:style-name="T1">数据流</text:span><text:span text:style-name="T9">重定向</text:span></text:p>
      <text:p text:style-name="P1"><text:span text:style-name="T9">管道命令</text:span></text:p>
      <text:p text:style-name="P1"><text:span text:style-name="T9"><text:s text:c="6"/>选取命令</text:span><text:span text:style-name="T10">：cut，grep</text:span></text:p>
      <text:p text:style-name="P1"><text:span text:style-name="T10"><text:s text:c="6"/>排序命令</text:span><text:span text:style-name="T11">：sort，wc，uniq</text:span></text:p>
      <text:p text:style-name="P1"><text:span text:style-name="T11"/></text:p>
      <text:p text:style-name="P1"><text:span text:style-name="T1">13. Shell Script</text:span></text:p>
      <text:p text:style-name="P1"><text:span text:style-name="T1">Shell script不需要经过编译（compile）就能够执行。</text:span></text:p>
      <text:p text:style-name="P1"><text:span text:style-name="T1">Shell 语法与命令（含外部命令），正则表达式，管道命令，数据流重定向。</text:span></text:p>
      <text:p text:style-name="P1"><text:span text:style-name="T1">linux系统的服务（service）启动的接口在/etc/init.d/目录下。</text:span></text:p>
      <text:p text:style-name="P2"><text:span text:style-name="T2">Shell script是纯文本文件。</text:span></text:p>
      <text:p text:style-name="P1"><text:span text:style-name="T1">命令的执行从上而下，从左至右执行。</text:span></text:p>
      <text:p text:style-name="P1"><text:span text:style-name="T1">读取到一个</text:span><text:span text:style-name="T2">Enter符号（CR），就尝试执行该行（串）命令。</text:span></text:p>
      <text:p text:style-name="P2"><text:span text:style-name="T2">#：注释。</text:span></text:p>
      <text:p text:style-name="P2"><text:span text:style-name="T2"/></text:p>
      <text:p text:style-name="P2"><text:span text:style-name="T2">直接命令执行：比如，/home/dmtsai/shell.sh</text:span></text:p>
      <text:p text:style-name="P2"><text:span text:style-name="T2"><text:tab/>.sh文件必须具备可读与可执行（rx）的权限</text:span></text:p>
      <text:p text:style-name="P2"><text:span text:style-name="T2"><text:tab/>绝对路径：/home/dmtsai/shell.sh</text:span></text:p>
      <text:p text:style-name="P2"><text:span text:style-name="T2"><text:tab/>相对路径：./shell.sh</text:span></text:p>
      <text:p text:style-name="P2"><text:span text:style-name="T2"><text:tab/></text:span><text:span text:style-name="T8">“PATH”：将shell.sh放在PATH指定的目录内。</text:span></text:p>
      <text:p text:style-name="P7"><text:span text:style-name="T8">以bash进程来执行：通过“bash shell.sh” 或 “sh shell.sh”来执行。</text:span></text:p>
      <text:p text:style-name="P7"><text:span text:style-name="T8"/></text:p>
      <text:p text:style-name="P7"><text:span text:style-name="T8">Sh</text:span><text:span text:style-name="T12">01.sh</text:span></text:p>
      <text:p text:style-name="P7"><text:span text:style-name="T12"/></text:p>
      <text:p text:style-name="P9"><text:span text:style-name="T12">#!/bin/bash</text:span></text:p>
      <text:p text:style-name="P9"><text:span text:style-name="T12"># Program:</text:span></text:p>
      <text:p text:style-name="P9"><text:span text:style-name="T12">#</text:span></text:p>
      <text:p text:style-name="P9"><text:span text:style-name="T12">This program shows "Hello World!" in your screen.</text:span></text:p>
      <text:p text:style-name="P9"><text:soft-page-break/><text:span text:style-name="T12"># History:</text:span></text:p>
      <text:p text:style-name="P9"><text:span text:style-name="T12"># 2005/08/23</text:span></text:p>
      <text:p text:style-name="P9"><text:span text:style-name="T12">VBird</text:span></text:p>
      <text:p text:style-name="P9"><text:span text:style-name="T12">First release</text:span></text:p>
      <text:p text:style-name="P9"><text:span text:style-name="T12">PATH=/bin:/sbin:/usr/bin:/usr/sbin:/usr/local/bin:/usr/local/sbin:~/bin</text:span></text:p>
      <text:p text:style-name="P9"><text:span text:style-name="T12">export PATH</text:span></text:p>
      <text:p text:style-name="P9"><text:span text:style-name="T12">echo -e "Hello World! \a \n"</text:span></text:p>
      <text:p text:style-name="P9"><text:span text:style-name="T12">exit 0</text:span></text:p>
      <text:p text:style-name="P9"><text:span text:style-name="T12"/></text:p>
      <text:p text:style-name="P9"><text:span text:style-name="T12">第一行 </text:span><text:span text:style-name="T16">#!</text:span><text:span text:style-name="T15">/</text:span><text:span text:style-name="T12">bin/bash 在宣告这个 script 使用的 shell 名称：</text:span><text:span text:style-name="T8"><text:tab/></text:span></text:p>
      <text:p text:style-name="P9"><text:span text:style-name="T12">因为我们使用的是 bash ,所以,必须要以#!/bin/bash来宣告这个档案内的语法使用bash 的语法！那么当这个程序被执行时，他就能够加载 bash 的相关环境配置文件（一般来说就是 non-login shell 的 ~/.bashrc）， 并且执行bash来使我们底下的指令能够执行！这很重要的！（在很多状况中，如果没有设定好这一行，那么该程序很可能会无法执行，因为系统可能无法判断该程序需要使用什么shell来执行啊!）</text:span></text:p>
      <text:p text:style-name="P9"><text:span text:style-name="T12"/></text:p>
      <text:p text:style-name="P10"><text:span text:style-name="T17">一个指令的执行成功与否，可以使用 $? 这个变量来观察。</text:span><text:span text:style-name="T18">也可以利用exit这个指令来让程序中断，并且回传一个数值给系统。</text:span><text:span text:style-name="T19"> exit 0，代表离开script并且回传一个0给系统，所以我执行完这个script后，若接着下达 echo $? 则可得到0 的值。</text:span><text:span text:style-name="T18"></text:span></text:p>
      <text:p text:style-name="P10"><text:span text:style-name="T18"/></text:p>
      <text:p text:style-name="P11"><text:span text:style-name="T20">你也可以利用：chmod a+x sh01.sh； ./sh01.sh来执行这个script。</text:span></text:p>
      <text:p text:style-name="P11"><text:span text:style-name="T20"/></text:p>
      <text:p text:style-name="P12"><text:span text:style-name="T21">在每个 script 的文件头处记录好：</text:span></text:p>
      <text:p text:style-name="P12"><text:span text:style-name="T21"> script 的功能；</text:span></text:p>
      <text:p text:style-name="P12"><text:span text:style-name="T21"> script 的版本信息；</text:span></text:p>
      <text:p text:style-name="P12"><text:span text:style-name="T21"> script 的作者与联络方式；</text:span></text:p>
      <text:p text:style-name="P12"><text:span text:style-name="T21"> script 的版权宣告方式；</text:span></text:p>
      <text:p text:style-name="P12"><text:span text:style-name="T21"> script 的 History (历史记录）；</text:span></text:p>
      <text:p text:style-name="P12"><text:span text:style-name="T21"> script 内较特殊的指令，使用 绝对路径 的方式来下达；</text:span></text:p>
      <text:p text:style-name="P12"><text:span text:style-name="T21"> script 运作时需要的环境变量预先宣告与设定。</text:span></text:p>
      <text:p text:style-name="P12"><text:span text:style-name="T21"/></text:p>
      <text:p text:style-name="P18"><text:span text:style-name="T28">使用 declare 来定义变量的类型，</text:span></text:p>
      <text:p text:style-name="P19"><text:span text:style-name="T28">$（（计算式）） 来进行数值运算</text:span></text:p>
      <text:p text:style-name="P19"><text:span text:style-name="T28"></text:span><text:span text:style-name="T29"> echo $((13%3))</text:span></text:p>
      <text:p text:style-name="P19"><text:span text:style-name="T29"/></text:p>
      <text:p text:style-name="P19"><text:span text:style-name="T29">脚本的执行方式除了前面小节谈到的方式之外，还可以利用 source或小数点（.）来执行。</text:span></text:p>
      <text:p text:style-name="P21"><text:span text:style-name="T31">利用直接执行的方式来执行 script</text:span></text:p>
      <text:p text:style-name="P20"><text:span text:style-name="T30">当使用前一小节提到的直接指令执行（不论是绝对路径/相对路径还是 $PATH 内），或者是利用bash（或 sh）来执行脚本时, 该 script 都会使用一个新的 bash 环境来执行脚本内的指令。使用这种执行方式时，其实 script 是在子程序的 bash 内执行的。</text:span></text:p>
      <text:p text:style-name="P21"><text:span text:style-name="T30">当子进程完成后，在子进程内的各项变量或操作将会结束而不会传回到父进程中</text:span></text:p>
      <text:p text:style-name="P21"><text:span text:style-name="T30"/></text:p>
      <text:p text:style-name="P21"><text:span text:style-name="T30"></text:span><text:span text:style-name="T31">利用 source 来执行脚本：在父程序中执行</text:span></text:p>
      <text:p text:style-name="P21"><text:span text:style-name="T31">这也是为啥你不注销系统而要让某些写入~/.bashrc 的设置生效时，需要使用 source ~/.bashrc 而不能使用bash ~/.bashrc是一样的</text:span></text:p>
      <text:p text:style-name="P21"><text:span text:style-name="T31"/></text:p>
      <text:p text:style-name="P21"><text:span text:style-name="T31">test</text:span></text:p>
      <text:p text:style-name="P22"><text:span text:style-name="T32">检测系统上面某些档案或者是相关的属性</text:span></text:p>
      <text:p text:style-name="P22"><text:span text:style-name="T32">检查 /dmtsai 是否存在时，test -e /dmtsai <text:s text:c="2"/></text:span></text:p>
      <text:p text:style-name="P22"><text:span text:style-name="T32">执行结果并不会显示任何讯息，但最后我们可以透过 $? 或 &amp;&amp; 及 || 来展现整个结果</text:span></text:p>
      <text:p text:style-name="P22"><text:soft-page-break/><text:span text:style-name="T32">-e 是测试一个 东西 在不在</text:span></text:p>
      <text:p text:style-name="P22"><text:span text:style-name="T32"/></text:p>
      <text:p text:style-name="P23"><text:span text:style-name="T33">判断符号 [ ]</text:span></text:p>
      <text:p text:style-name="P24"><text:span text:style-name="T34">想要知道 $HOME 这个变量是否为空的，</text:span></text:p>
      <text:p text:style-name="P24"><text:span text:style-name="T34"><text:s/>[ -z "$HOME" ] ; echo $?</text:span></text:p>
      <text:p text:style-name="P24"><text:span text:style-name="T34"/></text:p>
      <text:p text:style-name="P25"><text:span text:style-name="T34">要在bash 的语法当中使用中括号作为 shell 的判断式时，必须要注意中括号的两端需要有空格符来分隔</text:span></text:p>
      <text:p text:style-name="P25"><text:span text:style-name="T34"></text:span><text:span text:style-name="T35">在 bash 当中使用一个等号不两个等号的结果是一样的</text:span></text:p>
      <text:p text:style-name="P22"><text:span text:style-name="T32"/></text:p>
      <text:p text:style-name="P25"><text:span text:style-name="T35"> 在中括号 [] 内的每个组件都需要有空格键来分隔；</text:span></text:p>
      <text:p text:style-name="P25"><text:span text:style-name="T35"> 在中括号内的变量，最好都以双引号括号起来；</text:span></text:p>
      <text:p text:style-name="P25"><text:span text:style-name="T35"> 在中括号内的常数，最好都以单或双引号括号起来。</text:span></text:p>
      <text:p text:style-name="P25"><text:span text:style-name="T35"/></text:p>
      <text:p text:style-name="P26"><text:span text:style-name="T35">Shell script 的默认变量（$0，$1...）</text:span></text:p>
      <text:p text:style-name="P26"><text:span text:style-name="T35"/></text:p>
      <text:p text:style-name="P26"><text:span text:style-name="T35">条件判断</text:span><text:span text:style-name="T36">式</text:span></text:p>
      <text:p text:style-name="P26"><text:span text:style-name="T36"/></text:p>
      <text:p text:style-name="P26"><text:span text:style-name="T36">循环（loop）</text:span><text:span text:style-name="T3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ust </meta:initial-creator>
    <meta:creation-date>2012-11-30T15:30:08</meta:creation-date>
    <dc:date>2012-11-30T18:02:18</dc:date>
    <dc:creator>faust </dc:creator>
    <meta:editing-duration>PT02H16M19S</meta:editing-duration>
    <meta:editing-cycles>32</meta:editing-cycles>
    <meta:generator>OpenOffice.org/3.2$Linux OpenOffice.org_project/320m19$Build-9505</meta:generator>
    <meta:document-statistic meta:table-count="0" meta:image-count="0" meta:object-count="0" meta:page-count="4" meta:paragraph-count="119" meta:word-count="1497" meta:character-count="3887"/>
  </office:meta>
</office:document-meta>
</file>